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9c1" officeooo:paragraph-rsid="000a39c1"/>
    </style:style>
    <style:style style:name="P2" style:family="paragraph" style:parent-style-name="Standard">
      <style:paragraph-properties fo:text-align="center" style:justify-single-word="false"/>
      <style:text-properties officeooo:rsid="000a39c1" officeooo:paragraph-rsid="000a39c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a39c1" officeooo:paragraph-rsid="000a39c1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bre a Barbearia Alura</text:p>
      <text:p text:style-name="P1"/>
      <text:p text:style-name="P2">Localizada no coração da cidade a Barbearia Alura traz para o mercado o que há de melhor para o seu cabelo e barba. Fundada em 2019, a Barbearia Alura já é destaque na cidade e conquista novos clientes a cada dia.</text:p>
      <text:p text:style-name="P1"/>
      <text:p text:style-name="P2">Nossa missão é: "Proporcionar auto-estima e qualidade de vida aos clientes".</text:p>
      <text:p text:style-name="P1"/>
      <text:p text:style-name="P2"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8T11:59:40.291332530</meta:creation-date>
    <dc:date>2022-09-08T12:03:18.222174404</dc:date>
    <meta:editing-duration>PT3M38S</meta:editing-duration>
    <meta:editing-cycles>1</meta:editing-cycles>
    <meta:document-statistic meta:table-count="0" meta:image-count="0" meta:object-count="0" meta:page-count="1" meta:paragraph-count="4" meta:word-count="82" meta:character-count="500" meta:non-whitespace-character-count="422"/>
    <meta:generator>LibreOffice/5.1.6.2$Linux_X86_64 LibreOffice_project/10m0$Build-2</meta:generator>
  </office:meta>
</office:document-meta>
</file>